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8b44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officeooo:rsid="0008b44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Sunil Neupane</text:span></text:p>
      <text:p text:style-name="P1"><text:line-break/>Yangal-21, Kathmandu<text:line-break/>Phone: 9860137848<text:line-break/>Email: sunilneupane957@gmail.com<text:line-break/>GitHub: <text:a xlink:type="simple" xlink:href="https://github.com/SunilNeupane77" text:style-name="Internet_20_link" text:visited-style-name="Visited_20_Internet_20_Link">github.com/SunilNeupane77</text:a></text:p>
      <text:p text:style-name="Horizontal_20_Line"/>
      <text:p text:style-name="Text_20_body"><text:span text:style-name="Strong_20_Emphasis">Objective</text:span><text:line-break/>Enthusiastic and detail-oriented Bachelor's student in Information Management with a strong foundation in web development and software engineering. Seeking an internship opportunity to apply technical skills and contribute to innovative projects while gaining valuable industry experience.</text:p>
      <text:p text:style-name="Horizontal_20_Line"/>
      <text:p text:style-name="Text_20_body"><text:span text:style-name="Strong_20_Emphasis">Education</text:span><text:line-break/><text:span text:style-name="Strong_20_Emphasis">Bachelor's in Information Management</text:span><text:line-break/>Currently in 5th Semester<text:line-break/><text:span text:style-name="T1">Shankardev Campus,Putalisadak</text:span> Kathmandu<text:line-break/>Expected Graduation: <text:span text:style-name="T1">2026</text:span></text:p>
      <text:p text:style-name="Horizontal_20_Line"/>
      <text:p text:style-name="Text_20_body"><text:span text:style-name="Strong_20_Emphasis">Technical Skills</text:span></text:p>
      <text:list text:style-name="L1">
        <text:list-item>
          <text:p text:style-name="P2"><text:span text:style-name="Strong_20_Emphasis">Programming Languages</text:span>: HTML, CSS, JavaScript, PHP, Python</text:p>
        </text:list-item>
        <text:list-item>
          <text:p text:style-name="P2"><text:span text:style-name="Strong_20_Emphasis">Databases</text:span>: MySQL, MongoDB</text:p>
        </text:list-item>
        <text:list-item>
          <text:p text:style-name="P2"><text:span text:style-name="Strong_20_Emphasis">Frameworks &amp; Libraries</text:span>: React, Express, Node.js</text:p>
        </text:list-item>
        <text:list-item>
          <text:p text:style-name="P2"><text:span text:style-name="Strong_20_Emphasis">Tools &amp; Technologies</text:span>: Git, GitHub, REST APIs</text:p>
        </text:list-item>
      </text:list>
      <text:p text:style-name="Horizontal_20_Line"/>
      <text:p text:style-name="Text_20_body"><text:span text:style-name="Strong_20_Emphasis">Projects</text:span><text:line-break/><text:span text:style-name="Strong_20_Emphasis">Personal Portfolio Website</text:span></text:p>
      <text:list text:style-name="L2">
        <text:list-item>
          <text:p text:style-name="P3">Developed a responsive personal portfolio website using HTML, CSS, and JavaScript.</text:p>
        </text:list-item>
        <text:list-item>
          <text:p text:style-name="P3">Integrated dynamic content and ensured cross-browser compatibility.</text:p>
        </text:list-item>
      </text:list>
      <text:p text:style-name="Text_20_body"><text:span text:style-name="Strong_20_Emphasis">E-commerce Web Application</text:span></text:p>
      <text:list text:style-name="L3">
        <text:list-item>
          <text:p text:style-name="P4">Built a full-stack e-commerce application using React, Node.js, Express, and MongoDB.</text:p>
        </text:list-item>
        <text:list-item>
          <text:p text:style-name="P4">Implemented features such as user authentication, product listing, and shopping cart functionality.</text:p>
        </text:list-item>
      </text:list>
      <text:p text:style-name="Horizontal_20_Line"/>
      <text:p text:style-name="Text_20_body"><text:span text:style-name="Strong_20_Emphasis">Work Experience</text:span><text:line-break/><text:span text:style-name="Emphasis">No previous work experience. Actively seeking an internship opportunity to gain hands-on experience in software development.</text:span></text:p>
      <text:p text:style-name="Horizontal_20_Line"><text:soft-page-break/>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25:46.955662141</meta:creation-date>
    <meta:editing-duration>PT1M20S</meta:editing-duration>
    <meta:editing-cycles>2</meta:editing-cycles>
    <meta:generator>LibreOffice/24.8.3.2$Linux_X86_64 LibreOffice_project/e14c9fdd1f585efcbb2c5363087a99d20928d522</meta:generator>
    <dc:date>2025-01-13T10:26:08.639820604</dc:date>
    <meta:document-statistic meta:table-count="0" meta:image-count="0" meta:object-count="0" meta:page-count="2" meta:paragraph-count="16" meta:word-count="161" meta:character-count="1287" meta:non-whitespace-character-count="1149"/>
  </office:meta>
</office:document-meta>
</file>